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Digitalització en l’empresa</text:span></text:h>
      <text:p text:style-name="Text_20_body">La digitalització a l’empresa consisteix en integrar tecnologies digitals en tots els departaments per millorar l’eficiència, la productivitat i la competitivitat. Afecta processos, cultura empresarial i presa de decisions, permetent una gestió basada en dades i la creació de nous models de negoci.</text:p>
      <text:p text:style-name="Horizontal_20_Line"/>
      <text:h text:style-name="Heading_20_3" text:outline-level="3"><text:span text:style-name="Strong_20_Emphasis">Departaments i aplicacions de la digitalització</text:span></text:h>
      <text:list text:style-name="L1">
        <text:list-item>
          <text:p text:style-name="P1"><text:span text:style-name="Strong_20_Emphasis">Vendes i màrqueting</text:span></text:p>
          <text:list>
            <text:list-item>
              <text:p text:style-name="P1"><text:span text:style-name="Strong_20_Emphasis">Tecnologies</text:span>: CRM, big data, automatització de màrqueting, anàlisi del comportament del consumidor.</text:p>
            </text:list-item>
            <text:list-item>
              <text:p text:style-name="P1"><text:span text:style-name="Strong_20_Emphasis">Beneficis</text:span>: Coneixement i personalització del client, augment de vendes, mesura precisa de campanyes, estalvi de temps i costos, organització i seguiment de leads.</text:p>
            </text:list-item>
          </text:list>
        </text:list-item>
        <text:list-item>
          <text:p text:style-name="P1"><text:span text:style-name="Strong_20_Emphasis">Finances i comptabilitat</text:span></text:p>
          <text:list>
            <text:list-item>
              <text:p text:style-name="P1"><text:span text:style-name="Strong_20_Emphasis">Tecnologies</text:span>: ERP, facturació digital, pagaments electrònics, anàlisi financera automatitzada.</text:p>
            </text:list-item>
            <text:list-item>
              <text:p text:style-name="P1"><text:span text:style-name="Strong_20_Emphasis">Beneficis</text:span>: Reducció d’errors, informes en temps real, millor control de fluxos de caixa, integració amb altres sistemes, automatització de comandes.</text:p>
            </text:list-item>
          </text:list>
        </text:list-item>
        <text:list-item>
          <text:p text:style-name="P1"><text:span text:style-name="Strong_20_Emphasis">Recursos humans (RH)</text:span></text:p>
          <text:list>
            <text:list-item>
              <text:p text:style-name="P1"><text:span text:style-name="Strong_20_Emphasis">Tecnologies</text:span>: HRM, sistemes de gestió de talent, e-learning, reclutament digital.</text:p>
            </text:list-item>
            <text:list-item>
              <text:p text:style-name="P1"><text:span text:style-name="Strong_20_Emphasis">Beneficis</text:span>: Contractació i gestió de personal més eficients, retenció de talent, formació contínua, control de presència i teletreball, reducció de temps i costos administratius.</text:p>
            </text:list-item>
          </text:list>
        </text:list-item>
        <text:list-item>
          <text:p text:style-name="P1"><text:span text:style-name="Strong_20_Emphasis">Operacions i producció</text:span></text:p>
          <text:list>
            <text:list-item>
              <text:p text:style-name="P1"><text:span text:style-name="Strong_20_Emphasis">Tecnologies</text:span>: IoT, robòtica i automatització, fabricació additiva (3D), MES.</text:p>
            </text:list-item>
            <text:list-item>
              <text:p text:style-name="P1"><text:span text:style-name="Strong_20_Emphasis">Beneficis</text:span>: Eficiència i productivitat, menys errors i malbaratament, flexibilitat en la producció, reducció de costos operatius.</text:p>
            </text:list-item>
          </text:list>
        </text:list-item>
        <text:list-item>
          <text:p text:style-name="P1"><text:span text:style-name="Strong_20_Emphasis">Logística i cadena de subministrament</text:span></text:p>
          <text:list>
            <text:list-item>
              <text:p text:style-name="P1"><text:span text:style-name="Strong_20_Emphasis">Tecnologies</text:span>: WMS, plataformes de col·laboració amb proveïdors, anàlisi predictiva, IA.</text:p>
            </text:list-item>
            <text:list-item>
              <text:p text:style-name="P1"><text:span text:style-name="Strong_20_Emphasis">Beneficis</text:span>: Estocs optimitzats, lliuraments més ràpids, predicció precisa de la demanda, millor coordinació i visibilitat de tota la cadena.</text:p>
            </text:list-item>
          </text:list>
        </text:list-item>
        <text:list-item>
          <text:p text:style-name="P1"><text:span text:style-name="Strong_20_Emphasis">Atenció al client</text:span></text:p>
          <text:list>
            <text:list-item>
              <text:p text:style-name="P1"><text:span text:style-name="Strong_20_Emphasis">Tecnologies</text:span>: Bots, assistents virtuals, CRM omnicanal, anàlisi de sentiment.</text:p>
            </text:list-item>
            <text:list-item>
              <text:p text:style-name="P1"><text:span text:style-name="Strong_20_Emphasis">Beneficis</text:span>: Millora de l’experiència i fidelització del client, centralització de dades, respostes ràpides, reducció de càrrega manual.</text:p>
            </text:list-item>
          </text:list>
        </text:list-item>
        <text:list-item>
          <text:p text:style-name="P1"><text:span text:style-name="Strong_20_Emphasis">Innovació i desenvolupament (I+D)</text:span></text:p>
          <text:list>
            <text:list-item>
              <text:p text:style-name="P1"><text:soft-page-break/><text:span text:style-name="Strong_20_Emphasis">Tecnologies</text:span>: Disseny digital, impressió 3D, plataformes de col·laboració.</text:p>
            </text:list-item>
            <text:list-item>
              <text:p text:style-name="P1"><text:span text:style-name="Strong_20_Emphasis">Beneficis</text:span>: Reducció de temps de llançament de productes, personalització, innovació més eficient, menor cost en prototips.</text:p>
            </text:list-item>
          </text:list>
        </text:list-item>
        <text:list-item>
          <text:p text:style-name="P1"><text:span text:style-name="Strong_20_Emphasis">Tecnologies de la informació (TI)</text:span></text:p>
          <text:list>
            <text:list-item>
              <text:p text:style-name="P1"><text:span text:style-name="Strong_20_Emphasis">Funcions</text:span>: Gestió de dades, comunicacions, ciberseguretat, sistemes empresarials, suport tècnic.</text:p>
            </text:list-item>
            <text:list-item>
              <text:p text:style-name="P1"><text:span text:style-name="Strong_20_Emphasis">Tecnologies</text:span>: Automatització IT, cloud, seguretat digital avançada.</text:p>
            </text:list-item>
            <text:list-item>
              <text:p text:style-name="P1"><text:span text:style-name="Strong_20_Emphasis">Beneficis</text:span>: Eficiència operativa, protecció de dades, escalabilitat i reducció de costos d’infraestructura.</text:p>
            </text:list-item>
          </text:list>
        </text:list-item>
      </text:list>
      <text:p text:style-name="Horizontal_20_Line"/>
      <text:h text:style-name="Heading_20_3" text:outline-level="3"><text:span text:style-name="Strong_20_Emphasis">IT vs OT</text:span></text:h>
      <text:list text:style-name="L2">
        <text:list-item>
          <text:p text:style-name="P2"><text:span text:style-name="Strong_20_Emphasis">IT (Information Technology)</text:span>: gestió de dades, sistemes informàtics i comunicacions. Prioritza seguretat i integritat.</text:p>
        </text:list-item>
        <text:list-item>
          <text:p text:style-name="P2"><text:span text:style-name="Strong_20_Emphasis">OT (Operation Technology)</text:span>: control i monitoratge de processos industrials i equips físics (PLC, SCADA, sensors). Prioritza fiabilitat i resposta en temps real.</text:p>
        </text:list-item>
        <text:list-item>
          <text:p text:style-name="P2"><text:span text:style-name="Strong_20_Emphasis">Convergència IT-OT</text:span>: integració de dades operatives i empresarials, permet manteniment predictiu, monitoratge en temps real, optimització de processos, sostenibilitat i presa de decisions basada en dades.</text:p>
        </text:list-item>
      </text:list>
      <text:p text:style-name="Horizontal_20_Line"/>
      <text:h text:style-name="Heading_20_3" text:outline-level="3"><text:span text:style-name="Strong_20_Emphasis">Procés de digitalització en l’empresa</text:span></text:h>
      <text:list text:style-name="L3">
        <text:list-item>
          <text:p text:style-name="P3">Presa de consciència digital.</text:p>
        </text:list-item>
        <text:list-item>
          <text:p text:style-name="P3">Implantació de tecnologies bàsiques (CRM, ERP).</text:p>
        </text:list-item>
        <text:list-item>
          <text:p text:style-name="P3">Automatització de processos clau (comptabilitat, inventari, RH).</text:p>
        </text:list-item>
        <text:list-item>
          <text:p text:style-name="P3">Adopció de tecnologies emergents (IoT, big data, analítica).</text:p>
        </text:list-item>
        <text:list-item>
          <text:p text:style-name="P3">Integració de tota la cadena de valor.</text:p>
        </text:list-item>
        <text:list-item>
          <text:p text:style-name="P3">Canvi cultural i formació contínua.</text:p>
        </text:list-item>
        <text:list-item>
          <text:p text:style-name="P3">Orientació a l’experiència del client.</text:p>
        </text:list-item>
        <text:list-item>
          <text:p text:style-name="P3">Agilitat empresarial i gestió estratègica de dades.</text:p>
        </text:list-item>
        <text:list-item>
          <text:p text:style-name="P3">Implementació de models de negoci innovadors.</text:p>
        </text:list-item>
      </text:list>
      <text:p text:style-name="Horizontal_20_Line"/>
      <text:h text:style-name="Heading_20_3" text:outline-level="3"><text:span text:style-name="Strong_20_Emphasis">Avantatges de digitalitzar una empresa</text:span></text:h>
      <text:list text:style-name="L4">
        <text:list-item>
          <text:p text:style-name="P4">Eficiència operativa i flux d’informació ràpid.</text:p>
        </text:list-item>
        <text:list-item>
          <text:p text:style-name="P4">Millora de qualitat i control en temps real.</text:p>
        </text:list-item>
        <text:list-item>
          <text:p text:style-name="P4"><text:soft-page-break/>Flexibilitat per adaptar-se a canvis de demanda.</text:p>
        </text:list-item>
        <text:list-item>
          <text:p text:style-name="P4">Presa de decisions objectiva basada en dades.</text:p>
        </text:list-item>
        <text:list-item>
          <text:p text:style-name="P4">Experiència del client millorada i fidelització.</text:p>
        </text:list-item>
        <text:list-item>
          <text:p text:style-name="P4">Reducció de costos i optimització de la cadena de subministrament.</text:p>
        </text:list-item>
        <text:list-item>
          <text:p text:style-name="P4">Innovació contínua i competitivitat.</text:p>
        </text:list-item>
        <text:list-item>
          <text:p text:style-name="P4">Millora de la seguretat i protecció de dad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13:56:52.591817700</meta:creation-date>
    <dc:date>2026-03-15T13:58:14.833651700</dc:date>
    <meta:editing-duration>PT1M22S</meta:editing-duration>
    <meta:editing-cycles>1</meta:editing-cycles>
    <meta:document-statistic meta:table-count="0" meta:image-count="0" meta:object-count="0" meta:page-count="3" meta:paragraph-count="51" meta:word-count="543" meta:character-count="3846" meta:non-whitespace-character-count="3399"/>
    <meta:generator>LibreOffice/25.8.5.2$Windows_X86_64 LibreOffice_project/9c8b85f387cc00a89945a79c9e6239f32e450ac2</meta:generator>
  </office:meta>
</office:document-meta>
</file>